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2e3e" officeooo:paragraph-rsid="001b2e3e"/>
    </style:style>
    <style:style style:name="P2" style:family="paragraph" style:parent-style-name="Standard">
      <style:text-properties officeooo:rsid="001b2e3e" officeooo:paragraph-rsid="001b2e3e"/>
    </style:style>
    <style:style style:name="P3" style:family="paragraph" style:parent-style-name="Standard">
      <style:text-properties officeooo:rsid="001d2498" officeooo:paragraph-rsid="001d2498"/>
    </style:style>
    <style:style style:name="T1" style:family="text">
      <style:text-properties officeooo:rsid="001d27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[To do ]研究启动过程中的验证过程，tpm（h1）中存放的信息，系统是如何通过验证的（涉及一些常见的报错）</text:p>
      <text:p text:style-name="P1">参考　<text:a xlink:type="simple" xlink:href="http://www.chromium.org/chromium-os/chromiumos-design-docs/verified-boot#TOC-Extending-verification-from-the-ker">http://www.chromium.org/chromium-os/chromiumos-design-docs/verified-boot#TOC-Extending-verification-from-the-ker</text:a></text:p>
      <text:p text:style-name="P1"/>
      <text:p text:style-name="P1"/>
      <text:p text:style-name="P1"/>
      <text:p text:style-name="P1">２【to do】有时刷ＦＷ失败，提示验证失败，研究系统是如何验证ＦＷ信息的，包括什么是签名，出货镜像／测试镜像／ＢＩＯＳ　ｅｃ 的签名是如何规定的，怎样查看，主分支和fw分支中的ｆｗ签名有区别吗</text:p>
      <text:p text:style-name="P1"/>
      <text:p text:style-name="P1">３【能不能三键安装ＲＭＡ和shim的签名有关,bundle中shim和factory shim(CPFE下载)有区别？这和ｂｉｏｓ的签名有关系？</text:p>
      <text:p text:style-name="P1"/>
      <text:p text:style-name="P1"/>
      <text:p text:style-name="P3">4.理清board_id与cr50fw的关系，谁先执行，谁决定谁？</text:p>
      <text:p text:style-name="P3">　<text:span text:style-name="T1">h１芯片的cr50fw可以被重复刷写，但是board_id只能写入一次（参考issue62770150）</text:span></text:p>
      <text:p text:style-name="P3">　cr50在smt就被更新，应该是先执行cr50fw更新（n24里是更新成release镜像包的fw），再在finalize写入board_id（写入值是多少是怎么定的），默认的是ff结尾,对应关系是</text:p>
      <text:p text:style-name="P3">ff对应：</text:p>
      <text:p text:style-name="P3">7f对应：　　　　　</text:p>
      <text:p text:style-name="P3">80对应：</text:p>
      <text:p text:style-name="P3">写入的boardid值用来决定什么？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6:54:54.652031890</meta:creation-date>
    <meta:generator>LibreOffice/4.2.8.2$Linux_X86_64 LibreOffice_project/420m0$Build-2</meta:generator>
    <dc:date>2018-04-26T09:18:16.692098901</dc:date>
    <meta:editing-duration>PT6M57S</meta:editing-duration>
    <meta:editing-cycles>3</meta:editing-cycles>
    <meta:document-statistic meta:table-count="0" meta:image-count="0" meta:object-count="0" meta:page-count="1" meta:paragraph-count="11" meta:word-count="324" meta:character-count="566" meta:non-whitespace-character-count="552"/>
  </office:meta>
</office:document-meta>
</file>